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Magneto" svg:font-family="Magneto" style:font-family-generic="decorative" style:font-pitch="variable"/>
    <style:font-face style:name="High Tower Text" svg:font-family="'High Tower Text'" style:font-family-generic="roman" style:font-pitch="variable"/>
    <style:font-face style:name="Liberation Serif" svg:font-family="'Liberation Serif'" style:font-family-generic="roman" style:font-pitch="variable"/>
    <style:font-face style:name="Freestyle Script" svg:font-family="'Freestyle Script'" style:font-family-generic="script"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800000" fo:font-weight="bold" officeooo:rsid="000a4532" officeooo:paragraph-rsid="000a4532" style:font-weight-asian="bold" style:font-weight-complex="bold"/>
    </style:style>
    <style:style style:name="P2" style:family="paragraph" style:parent-style-name="Standard">
      <style:paragraph-properties fo:text-align="center" style:justify-single-word="false"/>
      <style:text-properties fo:color="#0066ff" fo:font-weight="bold" officeooo:rsid="000a4532" officeooo:paragraph-rsid="000a4532" style:font-weight-asian="bold" style:font-weight-complex="bold"/>
    </style:style>
    <style:style style:name="P3" style:family="paragraph" style:parent-style-name="Standard">
      <style:paragraph-properties fo:text-align="center" style:justify-single-word="false"/>
      <style:text-properties fo:color="#0066ff" fo:font-weight="bold" officeooo:rsid="000bf12d" officeooo:paragraph-rsid="000bf12d" style:font-weight-asian="bold" style:font-weight-complex="bold"/>
    </style:style>
    <style:style style:name="P4" style:family="paragraph" style:parent-style-name="Standard">
      <style:paragraph-properties fo:text-align="center" style:justify-single-word="false"/>
      <style:text-properties fo:color="#0066ff" fo:font-weight="normal" officeooo:rsid="000a4532" officeooo:paragraph-rsid="000a4532" style:font-weight-asian="normal" style:font-weight-complex="normal"/>
    </style:style>
    <style:style style:name="P5" style:family="paragraph" style:parent-style-name="Standard">
      <style:paragraph-properties fo:text-align="start" style:justify-single-word="false"/>
      <style:text-properties fo:color="#000000" fo:font-weight="bold" officeooo:rsid="000a4532" officeooo:paragraph-rsid="000a4532" style:font-weight-asian="bold" style:font-weight-complex="bold"/>
    </style:style>
    <style:style style:name="P6" style:family="paragraph" style:parent-style-name="Standard">
      <style:paragraph-properties fo:text-align="center" style:justify-single-word="false"/>
      <style:text-properties fo:color="#000000" fo:font-weight="bold" officeooo:rsid="000a4532" officeooo:paragraph-rsid="000a4532" style:font-weight-asian="bold" style:font-weight-complex="bold"/>
    </style:style>
    <style:style style:name="P7" style:family="paragraph" style:parent-style-name="Standard">
      <style:paragraph-properties fo:text-align="start" style:justify-single-word="false"/>
      <style:text-properties fo:color="#000000" fo:font-weight="normal" officeooo:rsid="000a4532" officeooo:paragraph-rsid="000a4532" style:font-weight-asian="normal" style:font-weight-complex="normal"/>
    </style:style>
    <style:style style:name="P8" style:family="paragraph" style:parent-style-name="Standard">
      <style:paragraph-properties fo:text-align="start" style:justify-single-word="false"/>
      <style:text-properties fo:color="#000000" fo:font-weight="normal" officeooo:rsid="000bf12d" officeooo:paragraph-rsid="000bf12d" style:font-weight-asian="normal" style:font-weight-complex="normal"/>
    </style:style>
    <style:style style:name="P9" style:family="paragraph" style:parent-style-name="Standard">
      <style:paragraph-properties fo:text-align="center" style:justify-single-word="false"/>
      <style:text-properties fo:color="#000000" fo:font-weight="normal" officeooo:rsid="000bf12d" officeooo:paragraph-rsid="000bf12d" style:font-weight-asian="normal" style:font-weight-complex="normal"/>
    </style:style>
    <style:style style:name="P10" style:family="paragraph" style:parent-style-name="Standard">
      <style:paragraph-properties fo:text-align="start" style:justify-single-word="false"/>
      <style:text-properties fo:color="#000000" fo:font-weight="normal" officeooo:rsid="000cdc3a" officeooo:paragraph-rsid="000cdc3a" style:font-weight-asian="normal" style:font-weight-complex="normal"/>
    </style:style>
    <style:style style:name="P11" style:family="paragraph" style:parent-style-name="Standard">
      <style:paragraph-properties fo:text-align="center" style:justify-single-word="false"/>
      <style:text-properties fo:color="#0066ff" fo:font-weight="bold" officeooo:rsid="000a4532" officeooo:paragraph-rsid="000a4532" style:font-weight-asian="bold" style:font-weight-complex="bold"/>
    </style:style>
    <style:style style:name="P12" style:family="paragraph" style:parent-style-name="Standard">
      <style:paragraph-properties fo:text-align="center" style:justify-single-word="false"/>
      <style:text-properties fo:color="#0066ff" fo:font-weight="bold" officeooo:rsid="000d9bc1" officeooo:paragraph-rsid="000d9bc1" style:font-weight-asian="bold" style:font-weight-complex="bold"/>
    </style:style>
    <style:style style:name="P13" style:family="paragraph" style:parent-style-name="Standard">
      <style:paragraph-properties fo:text-align="start" style:justify-single-word="false"/>
      <style:text-properties fo:color="#000000" fo:font-weight="normal" officeooo:rsid="000cdc3a" officeooo:paragraph-rsid="000cdc3a" style:font-weight-asian="normal" style:font-weight-complex="normal"/>
    </style:style>
    <style:style style:name="P14" style:family="paragraph" style:parent-style-name="Standard">
      <style:paragraph-properties fo:text-align="center" style:justify-single-word="false"/>
      <style:text-properties fo:color="#000000" fo:font-weight="normal" officeooo:rsid="000cdc3a" officeooo:paragraph-rsid="000a4532" style:font-weight-asian="normal" style:font-weight-complex="normal"/>
    </style:style>
    <style:style style:name="P15" style:family="paragraph" style:parent-style-name="Standard">
      <style:paragraph-properties fo:text-align="start" style:justify-single-word="false"/>
      <style:text-properties fo:color="#000000" fo:font-weight="normal" officeooo:rsid="000d9bc1" officeooo:paragraph-rsid="000d9bc1" style:font-weight-asian="normal" style:font-weight-complex="normal"/>
    </style:style>
    <style:style style:name="P16" style:family="paragraph" style:parent-style-name="Standard">
      <style:paragraph-properties fo:text-align="start" style:justify-single-word="false"/>
      <style:text-properties fo:color="#000000" fo:font-weight="normal" officeooo:rsid="000e302c" officeooo:paragraph-rsid="000e302c" style:font-weight-asian="normal" style:font-weight-complex="normal"/>
    </style:style>
    <style:style style:name="P17" style:family="paragraph" style:parent-style-name="Standard">
      <style:paragraph-properties fo:text-align="start" style:justify-single-word="false"/>
      <style:text-properties fo:color="#000000" fo:font-weight="normal" officeooo:rsid="0013db51" officeooo:paragraph-rsid="0013db51" style:font-weight-asian="normal" style:font-weight-complex="normal"/>
    </style:style>
    <style:style style:name="P18" style:family="paragraph" style:parent-style-name="Standard">
      <style:paragraph-properties fo:text-align="start" style:justify-single-word="false"/>
      <style:text-properties fo:color="#000000" fo:font-size="10.5pt" fo:font-weight="normal" officeooo:rsid="000d9bc1" officeooo:paragraph-rsid="000d9bc1" style:font-size-asian="9.14999961853027pt" style:font-weight-asian="normal" style:font-size-complex="10.5pt" style:font-weight-complex="normal"/>
    </style:style>
    <style:style style:name="P19" style:family="paragraph" style:parent-style-name="Standard">
      <style:paragraph-properties fo:text-align="start" style:justify-single-word="false"/>
      <style:text-properties fo:color="#000000" fo:font-size="12pt" fo:font-weight="normal" officeooo:rsid="00113314" officeooo:paragraph-rsid="0011331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000000" fo:font-size="12pt" fo:font-weight="normal" officeooo:rsid="0012e115" officeooo:paragraph-rsid="0012e11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000000" fo:font-size="12pt" fo:font-weight="normal" officeooo:rsid="0013db51" officeooo:paragraph-rsid="0013db51"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fo:color="#00cc33" fo:font-size="10.5pt" fo:font-weight="bold" officeooo:rsid="000d9bc1" officeooo:paragraph-rsid="000d9bc1" style:font-size-asian="10.5pt" style:font-weight-asian="bold" style:font-size-complex="10.5pt" style:font-weight-complex="bold"/>
    </style:style>
    <style:style style:name="P23" style:family="paragraph" style:parent-style-name="Standard">
      <style:paragraph-properties fo:text-align="center" style:justify-single-word="false"/>
      <style:text-properties fo:color="#00cc33" fo:font-size="10.5pt" fo:font-weight="bold" officeooo:rsid="0013db51" officeooo:paragraph-rsid="0013db51" style:font-size-asian="10.5pt" style:font-weight-asian="bold" style:font-size-complex="10.5pt" style:font-weight-complex="bold"/>
    </style:style>
    <style:style style:name="P24" style:family="paragraph" style:parent-style-name="Standard">
      <style:paragraph-properties fo:text-align="center" style:justify-single-word="false"/>
      <style:text-properties fo:color="#00cc33" fo:font-size="10.5pt" fo:font-weight="bold" officeooo:rsid="000e302c" officeooo:paragraph-rsid="000e302c" style:font-size-asian="9.14999961853027pt" style:font-weight-asian="bold" style:font-size-complex="10.5pt" style:font-weight-complex="bold"/>
    </style:style>
    <style:style style:name="P25" style:family="paragraph" style:parent-style-name="Standard">
      <style:paragraph-properties fo:text-align="center" style:justify-single-word="false"/>
      <style:text-properties fo:color="#00cc33" fo:font-size="10.5pt" fo:font-weight="bold" officeooo:rsid="00113314" officeooo:paragraph-rsid="00113314" style:font-size-asian="9.14999961853027pt" style:font-weight-asian="bold" style:font-size-complex="10.5pt" style:font-weight-complex="bold"/>
    </style:style>
    <style:style style:name="P26" style:family="paragraph" style:parent-style-name="Standard">
      <style:paragraph-properties fo:text-align="center" style:justify-single-word="false"/>
      <style:text-properties fo:color="#00cc33" fo:font-size="10.5pt" fo:font-weight="bold" officeooo:rsid="0012e115" officeooo:paragraph-rsid="0012e115" style:font-size-asian="9.14999961853027pt" style:font-weight-asian="bold" style:font-size-complex="10.5pt" style:font-weight-complex="bold"/>
    </style:style>
    <style:style style:name="P27" style:family="paragraph" style:parent-style-name="Standard">
      <style:paragraph-properties fo:text-align="center" style:justify-single-word="false"/>
      <style:text-properties fo:color="#00cc33" fo:font-size="10.5pt" fo:font-weight="bold" officeooo:rsid="0013db51" officeooo:paragraph-rsid="0013db51" style:font-size-asian="9.14999961853027pt" style:font-weight-asian="bold" style:font-size-complex="10.5pt" style:font-weight-complex="bold"/>
    </style:style>
    <style:style style:name="P28" style:family="paragraph" style:parent-style-name="Standard">
      <style:paragraph-properties fo:text-align="center" style:justify-single-word="false"/>
      <style:text-properties fo:color="#00cc33" fo:font-size="10.5pt" fo:font-weight="normal" officeooo:rsid="0012e115" officeooo:paragraph-rsid="0012e115" style:font-size-asian="9.14999961853027pt" style:font-weight-asian="normal" style:font-size-complex="10.5pt" style:font-weight-complex="normal"/>
    </style:style>
    <style:style style:name="P29" style:family="paragraph" style:parent-style-name="Standard">
      <style:paragraph-properties fo:text-align="center" style:justify-single-word="false"/>
      <style:text-properties fo:color="#00cc33" fo:font-size="12pt" fo:font-weight="bold" officeooo:rsid="0013db51" officeooo:paragraph-rsid="0013db51" style:font-size-asian="10.5pt" style:font-weight-asian="bold" style:font-size-complex="12pt" style:font-weight-complex="bold"/>
    </style:style>
    <style:style style:name="P30" style:family="paragraph" style:parent-style-name="Footer">
      <style:text-properties style:font-name="High Tower Text" officeooo:rsid="0013db51" officeooo:paragraph-rsid="0013db51"/>
    </style:style>
    <style:style style:name="T1" style:family="text">
      <style:text-properties fo:color="#0066ff"/>
    </style:style>
    <style:style style:name="T2" style:family="text">
      <style:text-properties officeooo:rsid="000bf12d"/>
    </style:style>
    <style:style style:name="T3" style:family="text">
      <style:text-properties officeooo:rsid="000cdc3a"/>
    </style:style>
    <style:style style:name="T4" style:family="text">
      <style:text-properties officeooo:rsid="000e302c"/>
    </style:style>
    <style:style style:name="T5" style:family="text">
      <style:text-properties officeooo:rsid="001017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ULATORE CALCIO</text:p>
      <text:p text:style-name="P14"/>
      <text:p text:style-name="P12">SPIEGAZIONE CLASSI </text:p>
      <text:p text:style-name="P12"/>
      <text:p text:style-name="P22">CLASSE GIOCATORE</text:p>
      <text:p text:style-name="P12"/>
      <text:p text:style-name="P15">All’interno della classe giocatore si trova il centro della nostra ereditarietà, <text:span text:style-name="T4">all’interno della classe giocatore è contenuto il costruttore chiaramente, getter e setter, metodo equals e ToString e anche il metodo infortunio condiviso dagli altri giocatori dove praticamente in base al danno si riduce la forza.</text:span></text:p>
      <text:p text:style-name="P18"/>
      <text:p text:style-name="P24"/>
      <text:p text:style-name="P24"/>
      <text:p text:style-name="P24"/>
      <text:p text:style-name="P24"/>
      <text:p text:style-name="P24"/>
      <text:p text:style-name="P24"/>
      <text:p text:style-name="P24">CLASSE ATTACCANTE, CENTROCAMPISTA, DIFENSORE, PORTIERE</text:p>
      <text:p text:style-name="P15"/>
      <text:p text:style-name="P16">Queste classi sono prettamente uguali essendo ereditata dalla classe Giocatore ma hanno delle peculiarità che le rendono uniche come il fatto che tutti i ruoli che attaccano hanno solo il parametro forza <text:span text:style-name="T5">mentre il ruolo del portiere ha in aggiunta ad essa il parametro difesa che gli permette di calcolare la probabilità di parare il gol, eccetto questo le classi sono principalmente uguali con costruttori e metodi toString simili.</text:span></text:p>
      <text:p text:style-name="P17"/>
      <text:p text:style-name="P25">CLASSE GESTIONE MESSAGGI</text:p>
      <text:p text:style-name="P25"/>
      <text:p text:style-name="P19">Questa classe si occupa di gestire i messaggi riguardanti i gol e gli infortuni, quando viene fatto un gol si prende il giocatore che lo ha fatto, la squadra a cui appartiene e quando l’ha fatto e si da in output.</text:p>
      <text:p text:style-name="P19">Gestisce anche gli infortuni dove inserisce <text:s/>il giocatore, la squadra e quando si è infortunato.</text:p>
      <text:p text:style-name="P19"/>
      <text:p text:style-name="P26">CLASSE PARTITA </text:p>
      <text:p text:style-name="P28"/>
      <text:p text:style-name="P20">All’interno della classe partita come suggerisce il nome c’è l’intero svolgimento della partita con il calcolo delle probabilità di gol ed infortunio dove si assegnano i gol alle rispettive squadre.</text:p>
      <text:p text:style-name="P20"/>
      <text:p text:style-name="P23">CLASSE SQUADRA</text:p>
      <text:p text:style-name="P29"/>
      <text:p text:style-name="P21">La classe squadra contiene tutte le informazione legate alla suddetta squadra durante la partita e contiene l’array di giocatori, all’interno della squadra ci sono i gol segnati i giocatori <text:s/>e la somma delle loro caratteristiche per creare delle statistiche globali, questa classe si occupa anche di aggiungere e rimuovere giocatori da una squadra.</text:p>
      <text:p text:style-name="P21"/>
      <text:p text:style-name="P27">CLASSE SIMULATORE CALCIO E MAINSIMULATORE</text:p>
      <text:p text:style-name="P27"/>
      <text:p text:style-name="P21">La classe SimulatoreCalcio contiene semplicemente il metodo di avvio legato alla classe MainSimulatore dove si richiamano tutti i metodi legati alla partita all’interno della varie classi e che si occupa dell’avvio e della conclusione del programma.</text:p>
      <text:p text:style-name="P29"/>
      <text:p text:style-name="P20"/>
      <text:p text:style-name="P16"/>
      <text:p text:style-name="P10"><text:soft-page-break/></text:p>
      <text:p text:style-name="P10"/>
      <text:p text:style-name="P8"/>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Magneto" svg:font-family="Magneto" style:font-family-generic="decorative" style:font-pitch="variable"/>
    <style:font-face style:name="High Tower Text" svg:font-family="'High Tower Text'" style:font-family-generic="roman" style:font-pitch="variable"/>
    <style:font-face style:name="Liberation Serif" svg:font-family="'Liberation Serif'" style:font-family-generic="roman" style:font-pitch="variable"/>
    <style:font-face style:name="Freestyle Script" svg:font-family="'Freestyle Script'" style:font-family-generic="script"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High Tower Text" officeooo:rsid="0013db51" officeooo:paragraph-rsid="0013db5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Goretti Leonardo, Casolaro Diego, Taddeo Taboada <text:tab/>4°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2-10T09:12:43.248000000</meta:creation-date>
    <meta:generator>LibreOffice/5.2.2.2$Windows_x86 LibreOffice_project/8f96e87c890bf8fa77463cd4b640a2312823f3ad</meta:generator>
    <dc:date>2025-12-10T10:45:55.770000000</dc:date>
    <meta:editing-duration>PT25M27S</meta:editing-duration>
    <meta:editing-cycles>6</meta:editing-cycles>
    <meta:document-statistic meta:table-count="0" meta:image-count="0" meta:object-count="0" meta:page-count="2" meta:paragraph-count="16" meta:word-count="320" meta:character-count="2102" meta:non-whitespace-character-count="1793"/>
  </office:meta>
</office:document-meta>
</file>